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Open Sans" svg:font-family="'Open Sans'" style:font-family-generic="swiss" style:font-pitch="variable"/>
    <style:font-face style:name="Open Sans1" svg:font-family="'Open Sans'"/>
    <style:font-face style:name="OpenSymbol" svg:font-family="OpenSymbol" style:font-charset="x-symbol"/>
    <style:font-face style:name="TlwgTypewriter" svg:font-family="TlwgTypewriter" style:font-family-generic="modern" style:font-pitch="variable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Quotations">
      <style:text-properties style:font-name="Ubuntu" fo:font-size="11pt" style:font-size-asian="11pt" style:font-size-complex="11pt"/>
    </style:style>
    <style:style style:name="P2" style:family="paragraph" style:parent-style-name="Quotations">
      <style:paragraph-properties fo:margin-left="0cm" fo:margin-right="1cm" fo:text-indent="0cm" style:auto-text-indent="false"/>
      <style:text-properties style:font-name="Ubuntu" fo:font-size="11pt" style:font-size-asian="11pt" style:font-size-complex="11pt"/>
    </style:style>
    <style:style style:name="P3" style:family="paragraph" style:parent-style-name="Quotations">
      <loext:graphic-properties draw:fill="none"/>
      <style:paragraph-properties fo:margin-left="0cm" fo:margin-right="1cm" fo:margin-top="0cm" fo:margin-bottom="0.101cm" style:contextual-spacing="false" fo:line-height="110%" fo:text-align="justify" style:justify-single-word="false" fo:text-indent="0cm" style:auto-text-indent="false" fo:background-color="transparent"/>
      <style:text-properties style:font-name="Ubuntu" fo:font-size="11pt" style:font-size-asian="11pt" style:font-size-complex="11pt"/>
    </style:style>
    <style:style style:name="P4" style:family="paragraph" style:parent-style-name="Quotations" style:master-page-name="">
      <loext:graphic-properties draw:fill="none"/>
      <style:paragraph-properties fo:margin-left="0cm" fo:margin-right="1cm" fo:margin-top="0cm" fo:margin-bottom="0.101cm" style:contextual-spacing="false" fo:line-height="110%" fo:text-align="justify" style:justify-single-word="false" fo:text-indent="0cm" style:auto-text-indent="false" style:page-number="auto" fo:background-color="transparent"/>
      <style:text-properties style:font-name="Ubuntu" fo:font-size="11pt" style:font-size-asian="11pt" style:font-size-complex="11pt"/>
    </style:style>
    <style:style style:name="P5" style:family="paragraph" style:parent-style-name="Standard">
      <style:text-properties style:font-name="Ubuntu" fo:font-size="11pt" officeooo:rsid="00129a86" officeooo:paragraph-rsid="00129a86" style:font-size-asian="11pt" style:font-size-complex="11pt"/>
    </style:style>
    <style:style style:name="P6" style:family="paragraph" style:parent-style-name="Standard">
      <style:text-properties officeooo:paragraph-rsid="0012704d"/>
    </style:style>
    <style:style style:name="P7" style:family="paragraph" style:parent-style-name="Standard">
      <style:text-properties officeooo:rsid="0012704d" officeooo:paragraph-rsid="0012704d"/>
    </style:style>
    <style:style style:name="P8" style:family="paragraph" style:parent-style-name="Standard">
      <style:paragraph-properties fo:margin-left="1.251cm" fo:margin-right="0cm" fo:margin-top="0cm" fo:margin-bottom="0cm" style:contextual-spacing="false" fo:text-indent="0cm" style:auto-text-indent="false"/>
      <style:text-properties officeooo:rsid="0012704d" officeooo:paragraph-rsid="0012704d"/>
    </style:style>
    <style:style style:name="P9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12704d" officeooo:paragraph-rsid="0012704d"/>
    </style:style>
    <style:style style:name="P10" style:family="paragraph" style:parent-style-name="Standard">
      <style:text-properties officeooo:rsid="00129a86" officeooo:paragraph-rsid="00129a86"/>
    </style:style>
    <style:style style:name="P11" style:family="paragraph" style:parent-style-name="Standard">
      <style:text-properties officeooo:rsid="001374ca" officeooo:paragraph-rsid="001374ca"/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rsid="001374ca" officeooo:paragraph-rsid="001374ca"/>
    </style:style>
    <style:style style:name="P13" style:family="paragraph" style:parent-style-name="Standard">
      <style:paragraph-properties fo:margin-left="2.501cm" fo:margin-right="0cm" fo:text-indent="0cm" style:auto-text-indent="false"/>
      <style:text-properties officeooo:rsid="001374ca" officeooo:paragraph-rsid="001374ca"/>
    </style:style>
    <style:style style:name="P14" style:family="paragraph" style:parent-style-name="Standard">
      <style:paragraph-properties fo:margin-left="0cm" fo:margin-right="0cm" fo:text-indent="0cm" style:auto-text-indent="false"/>
      <style:text-properties officeooo:rsid="00161d20" officeooo:paragraph-rsid="00161d20"/>
    </style:style>
    <style:style style:name="P15" style:family="paragraph" style:parent-style-name="Text_20_body">
      <style:text-properties officeooo:rsid="001626cd" officeooo:paragraph-rsid="001626cd"/>
    </style:style>
    <style:style style:name="P16" style:family="paragraph" style:parent-style-name="Standard" style:list-style-name="L1">
      <style:text-properties officeooo:rsid="0012704d" officeooo:paragraph-rsid="0012704d"/>
    </style:style>
    <style:style style:name="P17" style:family="paragraph" style:parent-style-name="Standard">
      <style:text-properties officeooo:rsid="0012704d" officeooo:paragraph-rsid="0012704d"/>
    </style:style>
    <style:style style:name="P18" style:family="paragraph" style:parent-style-name="Standard" style:list-style-name="L1">
      <style:text-properties officeooo:rsid="00129a86" officeooo:paragraph-rsid="00129a86"/>
    </style:style>
    <style:style style:name="P19" style:family="paragraph" style:parent-style-name="Text_20_body" style:list-style-name="L2"/>
    <style:style style:name="P20" style:family="paragraph" style:parent-style-name="Text_20_body" style:list-style-name="L2">
      <style:text-properties officeooo:rsid="001626cd" officeooo:paragraph-rsid="001626cd"/>
    </style:style>
    <style:style style:name="T1" style:family="text">
      <style:text-properties style:font-name="Open Sans1" fo:font-size="12pt"/>
    </style:style>
    <style:style style:name="T2" style:family="text">
      <style:text-properties style:font-name="Open Sans1" fo:font-size="12pt" officeooo:rsid="0010d39b"/>
    </style:style>
    <style:style style:name="T3" style:family="text">
      <style:text-properties officeooo:rsid="0010d39b"/>
    </style:style>
    <style:style style:name="T4" style:family="text">
      <style:text-properties officeooo:rsid="0012704d"/>
    </style:style>
    <style:style style:name="T5" style:family="text">
      <style:text-properties officeooo:rsid="001374ca"/>
    </style:style>
    <style:style style:name="T6" style:family="text">
      <style:text-properties officeooo:rsid="0014a081"/>
    </style:style>
    <style:style style:name="T7" style:family="text">
      <style:text-properties officeooo:rsid="0016a33b"/>
    </style:style>
    <style:style style:name="T8" style:family="text">
      <style:text-properties officeooo:rsid="0018ac7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-start text:name="__DdeLink__5_681219361"/><text:span text:style-name="T1">Era da un po' che ci stavo pensando: come fare per bloccare un intero paese rispetto al server in uso ? Chiaramente poteva essere fatto a vari livelli, ma cercavo la soluzione pi</text:span><text:span text:style-name="T2">ù</text:span><text:span text:style-name="T1"> draconiana possibile per cui sono arrivato alla conclusione che la cosa migliore da fare </text:span><text:span text:style-name="T2">fosse</text:span><text:span text:style-name="T1"> implementare la cosa a livello di IpTables.</text:span> </text:p>
      <text:p text:style-name="P6">Ma come farlo? Il problema è che <text:span text:style-name="T7">IpTables</text:span> non accetta, che io sappia, blocchi usando identificativi ISO tipo en per l'Inghilterra o cn per la Cina. Quindi in qualche modo dovevo reperire una o più liste che mi fornissero <text:span text:style-name="T3">i NetBlock per i singoli paesi. I NetBlock sono i gruppi di indirizzi, per esempio al Tokelau vengono assegnati questi gruppi di indirizzi: 27.96.24.0/21 quindi decisamente pochi ma ci son paesi con gruppi ben più definiti come la Cina con 7626 zone, oppure l'Usa che ne ha 49744 oppure la Russia con <text:s/>7653 e cosi via.</text:span></text:p>
      <text:p text:style-name="P7">Questo, per esempio, è un estratto dei NetBloc<text:span text:style-name="T7">k</text:span> per l'Italia:</text:p>
      <text:p text:style-name="P8">168.202.0.0/16</text:p>
      <text:p text:style-name="P8">199.103.119.0/24</text:p>
      <text:p text:style-name="P8">204.79.130.0/23</text:p>
      <text:p text:style-name="P8">204.79.132.0/24</text:p>
      <text:p text:style-name="P8">204.79.240.0/24</text:p>
      <text:p text:style-name="P8">204.231.237.0/24</text:p>
      <text:p text:style-name="P9">Chiaramente non sono tutti, la lista Italiana ne comprende 2109 di NetBlock.</text:p>
      <text:p text:style-name="P7">Fortunatamente c’è chi tiene queste liste disponibili ed aggiornate: se andate a <text:a xlink:type="simple" xlink:href="http://www.ipdeny.com/ipblocks/data/countries/" text:style-name="Internet_20_link" text:visited-style-name="Visited_20_Internet_20_Link">questo URL</text:a> troverete una pagina con link specifici per ogni singolo paese. Quindi le liste sono pubbliche e scaricabili. Forse cercando in giro esiste qualche tipo di database anche, oppure se ne può generare uno, ma non è il focus della questione che ho preso in esame per cui al momento mi sta bene così.</text:p>
      <text:p text:style-name="P7">Trovato questo, e cercando un po' in giro idee su come sfruttare queste liste, ho trovato uno script in bash, purtroppo non è specificato se il sorgente sia in licenza open, ma visto che <text:span text:style-name="T6">da dove l’ha copiato era in GPL direi di si</text:span>, per cui l’ho scaricato e sistemato per le mie esigenze. Adesso lo script fondamentalmente fa questo:</text:p>
      <text:p text:style-name="P7"/>
      <text:list xml:id="list576901782" text:style-name="L1">
        <text:list-item>
          <text:p text:style-name="P16"><text:soft-page-break/>definisce variabile contenente lista dei paesi che vogliamo bloccare;</text:p>
        </text:list-item>
        <text:list-item>
          <text:p text:style-name="P16">definisce variabili che puntano agli eseguibili necessari. (iptables, wget, etc.);</text:p>
        </text:list-item>
        <text:list-item>
          <text:p text:style-name="P16">definisce altre variabili necessarie per portare a termine il lavoro;</text:p>
        </text:list-item>
        <text:list-item>
          <text:p text:style-name="P16">Crea procedura cleanOldRules() che provvede alla pulizia e reset di eventuali regole già esistenti. (questo verrà utile se vorremo mettere questo script in crontab);</text:p>
        </text:list-item>
        <text:list-item>
          <text:p text:style-name="P16">verifica se esiste già o meno una cartella dove scaricare i file delle zone: se non esiste la crea;</text:p>
        </text:list-item>
        <text:list-item>
          <text:p text:style-name="P16">Crea un ciclo per un totale corrispondente al numero di paesi abbiamo definito al <text:s/>punto uno;</text:p>
          <text:list>
            <text:list-item>
              <text:p text:style-name="P18">scarica il file di zona per il paese in corso nel ciclo di lavorazione;</text:p>
            </text:list-item>
            <text:list-item>
              <text:p text:style-name="P18">configura un messaggio specifico per il paese in ciclo di lavorazione;</text:p>
            </text:list-item>
            <text:list-item>
              <text:p text:style-name="P18">crea un ciclo pari al numero di NetBloc<text:span text:style-name="T8">k</text:span> presenti nel file di zona del paese in lavorazione;</text:p>
              <text:list>
                <text:list-item>
                  <text:p text:style-name="P18">aggiunge una regola con il messaggio specifico per il NetBloc<text:span text:style-name="T8">k</text:span> in esame;</text:p>
                </text:list-item>
                <text:list-item>
                  <text:p text:style-name="P18">aggiunge una regola per <text:s/>bloccare il NetBloc<text:span text:style-name="T8">k</text:span> in esame</text:p>
                </text:list-item>
              </text:list>
            </text:list-item>
            <text:list-item>
              <text:p text:style-name="P18">termina ciclo pari al numero di NetBloc<text:span text:style-name="T8">k</text:span> presenti nel file di zona del paese in lavorazione;</text:p>
            </text:list-item>
          </text:list>
        </text:list-item>
        <text:list-item>
          <text:p text:style-name="P18">termina <text:span text:style-name="T4">ciclo per un totale corrispondente al numero di paesi abbiamo definito al <text:s/>punto uno;</text:span></text:p>
        </text:list-item>
        <text:list-item>
          <text:p text:style-name="P18">blocca tutto il resto;</text:p>
        </text:list-item>
        <text:list-item>
          <text:p text:style-name="P18">se configurato per farlo carica nostre regola precedentemente salvate nel file che configuriamo all’interno dello script.</text:p>
        </text:list-item>
      </text:list>
      <text:p text:style-name="P10"><text:soft-page-break/>Questo il sorgente modificato:</text:p>
      <text:p text:style-name="P10"/>
      <text:p text:style-name="P1">#!/bin/bash</text:p>
      <text:p text:style-name="P1">### <text:span text:style-name="T5">Blocca tutto il traffico da</text:span> AFGHANISTAN (af) <text:span text:style-name="T5">e</text:span> CHINA (CN). <text:s/><text:span text:style-name="T5">Si unis</text:span><text:span text:style-name="T8">co</text:span><text:span text:style-name="T5">no i codici ISO</text:span>###</text:p>
      <text:p text:style-name="P1"/>
      <text:p text:style-name="P1">ISO="af cn" </text:p>
      <text:p text:style-name="P1"><text:s/></text:p>
      <text:p text:style-name="P1">### <text:span text:style-name="T5">Definizione</text:span> PATH ###</text:p>
      <text:p text:style-name="P1">IPT=/sbin/iptables</text:p>
      <text:p text:style-name="P1">WGET=/usr/bin/wget</text:p>
      <text:p text:style-name="P1">EGREP=/bin/egrep</text:p>
      <text:p text:style-name="P1"><text:s/></text:p>
      <text:p text:style-name="P1">### <text:span text:style-name="T5">Non editare da qui in giù se non sapete cosa state facendo</text:span> ###</text:p>
      <text:p text:style-name="P1">SPAMLIST="countrydrop"</text:p>
      <text:p text:style-name="P1">ZONEROOT="/root/iptables"</text:p>
      <text:p text:style-name="P1">DLROOT="http://www.ipdeny.com/ipblocks/data/countries"</text:p>
      <text:p text:style-name="P1"><text:s/></text:p>
      <text:p text:style-name="P1">cleanOldRules(){</text:p>
      <text:p text:style-name="P1">$IPT -F</text:p>
      <text:p text:style-name="P1">$IPT -X</text:p>
      <text:p text:style-name="P1">$IPT -t nat -F</text:p>
      <text:p text:style-name="P1">$IPT -t nat -X</text:p>
      <text:p text:style-name="P1">$IPT -t mangle -F</text:p>
      <text:p text:style-name="P1">$IPT -t mangle -X</text:p>
      <text:p text:style-name="P1">$IPT -P INPUT ACCEPT</text:p>
      <text:p text:style-name="P1">$IPT -P OUTPUT ACCEPT</text:p>
      <text:p text:style-name="P1">$IPT -P FORWARD ACCEPT</text:p>
      <text:p text:style-name="P1">}</text:p>
      <text:p text:style-name="P1"><text:s/></text:p>
      <text:p text:style-name="P1"># <text:span text:style-name="T5">verifica cartella per le zone da scaricare, se non esiste creala</text:span></text:p>
      <text:p text:style-name="P1">[ ! -d $ZONEROOT ] &amp;&amp; /bin/mkdir -p $ZONEROOT</text:p>
      <text:p text:style-name="P1"><text:s/></text:p>
      <text:p text:style-name="P1"># <text:span text:style-name="T5">Pulizia regole in corso</text:span></text:p>
      <text:p text:style-name="P1">cleanOldRules</text:p>
      <text:p text:style-name="P1"><text:s/></text:p>
      <text:p text:style-name="P1"># <text:span text:style-name="T5">crea una nuova lista </text:span>iptable</text:p>
      <text:p text:style-name="P1"><text:soft-page-break/>$IPT -N $SPAMLIST</text:p>
      <text:p text:style-name="P1"><text:s/></text:p>
      <text:p text:style-name="P1">for c <text:s/>in $ISO</text:p>
      <text:p text:style-name="P1">do</text:p>
      <text:p text:style-name="P2"><text:s text:c="4"/># <text:span text:style-name="T5">file di zona</text:span></text:p>
      <text:p text:style-name="P2"><text:s text:c="4"/>tDB=$ZONEROOT/$c.zone</text:p>
      <text:p text:style-name="P2"><text:s/></text:p>
      <text:p text:style-name="P2"><text:s text:c="4"/># <text:span text:style-name="T5">scarica file di zona <text:s/>aggiornato</text:span></text:p>
      <text:p text:style-name="P2"><text:s text:c="4"/>$WGET -O $tDB $DLROOT/$c.zone</text:p>
      <text:p text:style-name="P5"><text:s/></text:p>
      <text:p text:style-name="P5"><text:tab/># <text:span text:style-name="T5">messaggio specifico per codice di zona per il log</text:span></text:p>
      <text:p text:style-name="P4"><text:tab/>SPAMDROPMSG="$c Country Drop"</text:p>
      <text:p text:style-name="P3"><text:s/></text:p>
      <text:p text:style-name="P3"><text:tab/># <text:span text:style-name="T5">carica</text:span></text:p>
      <text:p text:style-name="P3"><text:tab/>BADIPS=$(egrep -v "^#|^$" $tDB)</text:p>
      <text:p text:style-name="P3"><text:tab/>for ipblock in $BADIPS</text:p>
      <text:p text:style-name="P3"><text:tab/>do</text:p>
      <text:p text:style-name="P3"><text:tab/> <text:s text:c="2"/>$IPT -A $SPAMLIST -s $ipblock -j LOG --log-prefix "$SPAMDROPMSG"</text:p>
      <text:p text:style-name="P3"><text:tab/> <text:s text:c="2"/>$IPT -A $SPAMLIST -s $ipblock -j DROP</text:p>
      <text:p text:style-name="P3"><text:tab/>done</text:p>
      <text:p text:style-name="P3">done</text:p>
      <text:p text:style-name="P2"><text:s/></text:p>
      <text:p text:style-name="P2"># Drop <text:span text:style-name="T5">tutto</text:span></text:p>
      <text:p text:style-name="P2">$IPT -I INPUT -j $SPAMLIST</text:p>
      <text:p text:style-name="P2">$IPT -I OUTPUT -j $SPAMLIST</text:p>
      <text:p text:style-name="P2">$IPT -I FORWARD -j $SPAMLIST</text:p>
      <text:p text:style-name="P2"><text:s/></text:p>
      <text:p text:style-name="P2"># <text:span text:style-name="T5">Puoi caricare un tuo eventuale scritp con regole da aggiungere al blocco per paese</text:span></text:p>
      <text:p text:style-name="P2"># /<text:span text:style-name="T5">path/al/tuo/file</text:span>/iptables.sh</text:p>
      <text:p text:style-name="P2"><text:s/></text:p>
      <text:p text:style-name="P2">exit 0</text:p>
      <text:p text:style-name="P2"/>
      <text:p text:style-name="P11">Chiaramente puoi metterci molto poco o molto tempo a caricare le regole per blocco paese, a seconda di quali e quanti paesi bloccate e dalla potenza del vostro server. Per questo consiglio di caricare questo script per farlo eseguire magari settimanalmente <text:soft-page-break/>nei giorni in cui il server e meno carico, tipo il sabato o la domenica, e farlo eseguire allora. Tipo:</text:p>
      <text:p text:style-name="P13">@weekly /path/al/tuo/script.blocca.paesi.iptables.sh</text:p>
      <text:p text:style-name="P12">Questo va considerato perché comunque le liste sono continuamente aggiornate. Almeno per ora va così: vedremo che succederà una volta che la gestione dell’ICANN passerà di mano dallo stato americano ai privati. Ma per allora troveremo un’altra soluzione.</text:p>
      <text:p text:style-name="P12">Credo, appena ne avrò voglia proverò a farne una versione in <text:span text:style-name="T8">P</text:span>ython, o generando un db così da velocizzare la procedura di aggiornamento delle liste.</text:p>
      <text:p text:style-name="P12">Buon divertimento</text:p>
      <text:p text:style-name="Text_20_body"><text:bookmark-end text:name="__DdeLink__5_681219361"/>Sequenza di utilizzo:</text:p>
      <text:list xml:id="list3959083491" text:style-name="L2">
        <text:list-item>
          <text:p text:style-name="P19">Periodicamente rigenerare il database con ScaricaZone.py</text:p>
        </text:list-item>
        <text:list-item>
          <text:p text:style-name="P19">Creare blocco per paese interessato con GeneraBlocco.py</text:p>
        </text:list-item>
        <text:list-item>
          <text:p text:style-name="P20">Caricare il blocco con il comando CaricaBlocco.py </text:p>
        </text:list-item>
      </text:list>
      <text:p text:style-name="P15"/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Open Sans" svg:font-family="'Open Sans'" style:font-family-generic="swiss" style:font-pitch="variable"/>
    <style:font-face style:name="Open Sans1" svg:font-family="'Open Sans'"/>
    <style:font-face style:name="OpenSymbol" svg:font-family="OpenSymbol" style:font-charset="x-symbol"/>
    <style:font-face style:name="TlwgTypewriter" svg:font-family="TlwgTypewriter" style:font-family-generic="modern" style:font-pitch="variable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cm" fo:margin-bottom="0.3cm" style:contextual-spacing="false" fo:line-height="130%" fo:text-align="justify" style:justify-single-word="false"/>
      <style:text-properties style:font-name="Open Sans" fo:font-family="'Open Sans'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101cm" style:contextual-spacing="false" fo:line-height="110%" fo:text-indent="0cm" style:auto-text-indent="false"/>
      <style:text-properties style:font-name="TlwgTypewriter" fo:font-family="TlwgTypewriter" style:font-family-generic="modern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6-09-29T16:06:40.378015266</meta:creation-date>
    <dc:title>Personale</dc:title>
    <meta:editing-duration>PT1H53M39S</meta:editing-duration>
    <meta:editing-cycles>5</meta:editing-cycles>
    <meta:generator>LibreOffice/7.2.1.2$MacOSX_AARCH64 LibreOffice_project/87b77fad49947c1441b67c559c339af8f3517e22</meta:generator>
    <dc:date>2021-10-14T11:40:47.522930540</dc:date>
    <dc:creator>Joseph Curto</dc:creator>
    <meta:document-statistic meta:table-count="0" meta:image-count="0" meta:object-count="0" meta:page-count="5" meta:paragraph-count="101" meta:word-count="893" meta:character-count="5482" meta:non-whitespace-character-count="4642"/>
    <meta:template xlink:type="simple" xlink:actuate="onRequest" xlink:title="Personale" xlink:href="../../.config/libreoffice/4/user/template/Personale.ott" meta:date="2016-09-29T16:06:32.317744827"/>
  </office:meta>
</office:document-meta>
</file>